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74cm" fo:margin-left="-0.199cm" fo:margin-top="0cm" fo:margin-bottom="0cm" table:align="left" style:writing-mode="lr-tb"/>
    </style:style>
    <style:style style:name="Table1.A" style:family="table-column">
      <style:table-column-properties style:column-width="2.997cm"/>
    </style:style>
    <style:style style:name="Table1.B" style:family="table-column">
      <style:table-column-properties style:column-width="1.11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374cm" fo:margin-left="-0.199cm" fo:margin-top="0cm" fo:margin-bottom="0cm" table:align="left" style:writing-mode="lr-tb"/>
    </style:style>
    <style:style style:name="Table2.A" style:family="table-column">
      <style:table-column-properties style:column-width="2.997cm"/>
    </style:style>
    <style:style style:name="Table2.B" style:family="table-column">
      <style:table-column-properties style:column-width="1.11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13d358" officeooo:paragraph-rsid="0013d358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3d358" officeooo:paragraph-rsid="0013d358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officeooo:rsid="00156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RU</text:p>
      <table:table table:name="Table1" table:style-name="Table1">
        <table:table-column table:style-name="Table1.A"/>
        <table:table-column table:style-name="Table1.B" table:number-columns-repeated="12"/>
        <table:table-row table:style-name="Table1.1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 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</table:table-row>
        <table:table-row table:style-name="Table1.1">
          <table:table-cell table:style-name="Table1.A1" office:value-type="string">
            <text:p text:style-name="P2">Angeforderte Seit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1.1">
          <table:table-cell table:style-name="Table1.A1" office:value-type="string">
            <text:p text:style-name="P2">Zugriffsart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</table:table-row>
        <table:table-row table:style-name="Table1.1">
          <table:table-cell table:style-name="Table1.A1" office:value-type="string">
            <text:p text:style-name="P2">Seitenalarm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</table:table-row>
        <table:table-row table:style-name="Table1.1">
          <table:table-cell table:style-name="Table1.A1" table:number-rows-spanned="3" office:value-type="string">
            <text:p text:style-name="P2">Seiten</text:p>
            <text:p text:style-name="P2">Im </text:p>
            <text:p text:style-name="P2">Speicher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</table:table-row>
      </table:table>
      <text:p text:style-name="Standard"/>
      <text:p text:style-name="Standard">SCA</text:p>
      <table:table table:name="Table2" table:style-name="Table2">
        <table:table-column table:style-name="Table2.A"/>
        <table:table-column table:style-name="Table2.B" table:number-columns-repeated="12"/>
        <table:table-row table:style-name="Table2.1"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 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11</text:p>
          </table:table-cell>
          <table:table-cell table:style-name="Table2.A1" office:value-type="string">
            <text:p text:style-name="P2">12</text:p>
          </table:table-cell>
        </table:table-row>
        <table:table-row table:style-name="Table2.1">
          <table:table-cell table:style-name="Table2.A1" office:value-type="string">
            <text:p text:style-name="P2">Angeforderte Seit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3</text:p>
          </table:table-cell>
        </table:table-row>
        <table:table-row table:style-name="Table2.1">
          <table:table-cell table:style-name="Table2.A1" office:value-type="string">
            <text:p text:style-name="P2">Zugriffsart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</table:table-row>
        <table:table-row table:style-name="Table2.1">
          <table:table-cell table:style-name="Table2.A1" office:value-type="string">
            <text:p text:style-name="P2">Seitenalarm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j</text:p>
          </table:table-cell>
        </table:table-row>
        <table:table-row table:style-name="Table2.1">
          <table:table-cell table:style-name="Table2.A1" table:number-rows-spanned="3" office:value-type="string">
            <text:p text:style-name="P2">Seiten</text:p>
            <text:p text:style-name="P2">Im </text:p>
            <text:p text:style-name="P2">Speicher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2</text:p>
          </table:table-cell>
        </table:table-row>
      </table:table>
      <text:p text:style-name="Standard"/>
      <text:p text:style-name="P1">Queue:<text:tab/>t<text:tab/>Elemente<text:tab/></text:p>
      <text:p text:style-name="P1"><text:tab/><text:tab/>1<text:tab/>1R</text:p>
      <text:p text:style-name="P1"><text:tab/><text:tab/>2<text:tab/>1R:2R</text:p>
      <text:p text:style-name="P1"><text:tab/><text:tab/>3<text:tab/>1R:2R:3R</text:p>
      <text:p text:style-name="P1"><text:tab/><text:tab/>4<text:tab/>1R:2R:3R → 2R:3R:1 → 3R:1:2 → 1:2:3 → 2:3:4R</text:p>
      <text:p text:style-name="P1"><text:tab/><text:tab/>5<text:tab/>2R:3:4R</text:p>
      <text:p text:style-name="P1"><text:tab/><text:tab/>6<text:tab/>2R:3:4R → 3:4R:2 → 4R:2:1R</text:p>
      <text:p text:style-name="P1"><text:tab/><text:tab/>7 <text:tab/>4R:2R:1R</text:p>
      <text:p text:style-name="P1"><text:tab/><text:tab/>8<text:tab/>4R:2R:1R → 2R:1R:4 → 1R:4:2 → 4:2:1 → 2:1:5R</text:p>
      <text:p text:style-name="P1"><text:tab/><text:tab/>9<text:tab/>2:1:5R → 1:5R:6R</text:p>
      <text:p text:style-name="P1"><text:tab/><text:tab/>10<text:tab/>1:5R:6R → 5R:6R:2R</text:p>
      <text:p text:style-name="P1"><text:tab/><text:tab/>11<text:tab/>5R:6R:2R</text:p>
      <text:p text:style-name="P1"><text:tab/><text:tab/>12<text:tab/>5R:6R:2R → 6R:2R:5 → 2R:5:6 → 5:6:2 → 6:2:3R</text:p>
      <text:p text:style-name="P1"><text:tab/><text:span text:style-name="T1">R = Reference-B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senbinski</meta:initial-creator>
    <meta:editing-cycles>6</meta:editing-cycles>
    <meta:creation-date>2016-06-07T13:23:00</meta:creation-date>
    <dc:date>2016-06-08T00:26:03.668560507</dc:date>
    <meta:editing-duration>PT13M29S</meta:editing-duration>
    <meta:generator>LibreOffice/5.1.3.2$Linux_X86_64 LibreOffice_project/10m0$Build-2</meta:generator>
    <meta:document-statistic meta:table-count="2" meta:image-count="0" meta:object-count="0" meta:page-count="1" meta:paragraph-count="192" meta:word-count="242" meta:character-count="610" meta:non-whitespace-character-count="5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